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756" calcext:value-type="float">
            <text:p>64.2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64616" calcext:value-type="float">
            <text:p>64.3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5952" calcext:value-type="float">
            <text:p>64.3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7376" calcext:value-type="float">
            <text:p>64.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82904" calcext:value-type="float">
            <text:p>64.3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424" calcext:value-type="float">
            <text:p>64.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37768" calcext:value-type="float">
            <text:p>64.4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83488" calcext:value-type="float">
            <text:p>64.4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188" calcext:value-type="float">
            <text:p>64.5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9416" calcext:value-type="float">
            <text:p>64.6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6332" calcext:value-type="float">
            <text:p>64.6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284" calcext:value-type="float">
            <text:p>64.6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38352" calcext:value-type="float">
            <text:p>64.5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2616" calcext:value-type="float">
            <text:p>64.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8712" calcext:value-type="float">
            <text:p>64.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4928" calcext:value-type="float">
            <text:p>64.5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26744" calcext:value-type="float">
            <text:p>64.6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6264" calcext:value-type="float">
            <text:p>64.5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77976" calcext:value-type="float">
            <text:p>64.5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35888" calcext:value-type="float">
            <text:p>64.6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99896" calcext:value-type="float">
            <text:p>64.6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33424" calcext:value-type="float">
            <text:p>64.7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1712" calcext:value-type="float">
            <text:p>64.7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48664" calcext:value-type="float">
            <text:p>64.7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97432" calcext:value-type="float">
            <text:p>64.7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82776" calcext:value-type="float">
            <text:p>64.8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5928" calcext:value-type="float">
            <text:p>64.9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6408" calcext:value-type="float">
            <text:p>64.98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0416" calcext:value-type="float">
            <text:p>65.0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2608" calcext:value-type="float">
            <text:p>65.0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02232" calcext:value-type="float">
            <text:p>65.1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62024" calcext:value-type="float">
            <text:p>64.9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01648" calcext:value-type="float">
            <text:p>65.0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9936" calcext:value-type="float">
            <text:p>65.0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1384" calcext:value-type="float">
            <text:p>65.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3464" calcext:value-type="float">
            <text:p>65.0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65656" calcext:value-type="float">
            <text:p>65.0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51" calcext:value-type="float">
            <text:p>65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5956" calcext:value-type="float">
            <text:p>65.05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77848" calcext:value-type="float">
            <text:p>65.07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93088" calcext:value-type="float">
            <text:p>65.0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8808" calcext:value-type="float">
            <text:p>65.1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2712" calcext:value-type="float">
            <text:p>65.1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672" calcext:value-type="float">
            <text:p>65.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66824" calcext:value-type="float">
            <text:p>65.2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46072" calcext:value-type="float">
            <text:p>65.3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361312" calcext:value-type="float">
            <text:p>65.3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1008" calcext:value-type="float">
            <text:p>65.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5424" calcext:value-type="float">
            <text:p>65.4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44192" calcext:value-type="float">
            <text:p>65.5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14296" calcext:value-type="float">
            <text:p>65.6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4944" calcext:value-type="float">
            <text:p>65.4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628" calcext:value-type="float">
            <text:p>65.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28952" calcext:value-type="float">
            <text:p>65.5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83232" calcext:value-type="float">
            <text:p>65.4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98472" calcext:value-type="float">
            <text:p>65.4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83816" calcext:value-type="float">
            <text:p>65.5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4984" calcext:value-type="float">
            <text:p>65.7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32584" calcext:value-type="float">
            <text:p>65.6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0872" calcext:value-type="float">
            <text:p>65.6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3012" calcext:value-type="float">
            <text:p>65.7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53336" calcext:value-type="float">
            <text:p>65.5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5528" calcext:value-type="float">
            <text:p>65.5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26488" calcext:value-type="float">
            <text:p>65.6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1352" calcext:value-type="float">
            <text:p>65.6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1832" calcext:value-type="float">
            <text:p>65.7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88032" calcext:value-type="float">
            <text:p>65.7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39848" calcext:value-type="float">
            <text:p>65.8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156" calcext:value-type="float">
            <text:p>65.8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0808" calcext:value-type="float">
            <text:p>65.9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0432" calcext:value-type="float">
            <text:p>65.9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6152" calcext:value-type="float">
            <text:p>65.9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6256" calcext:value-type="float">
            <text:p>66.0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17216" calcext:value-type="float">
            <text:p>66.1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0848" calcext:value-type="float">
            <text:p>66.22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82392" calcext:value-type="float">
            <text:p>66.38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4312" calcext:value-type="float">
            <text:p>66.50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56128" calcext:value-type="float">
            <text:p>66.55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8168" calcext:value-type="float">
            <text:p>66.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6064" calcext:value-type="float">
            <text:p>66.8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1784" calcext:value-type="float">
            <text:p>66.8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15792" calcext:value-type="float">
            <text:p>66.9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67608" calcext:value-type="float">
            <text:p>66.96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4184" calcext:value-type="float">
            <text:p>67.00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34664" calcext:value-type="float">
            <text:p>67.0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98672" calcext:value-type="float">
            <text:p>67.0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26688" calcext:value-type="float">
            <text:p>67.22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7648" calcext:value-type="float">
            <text:p>67.2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6896" calcext:value-type="float">
            <text:p>67.3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9192" calcext:value-type="float">
            <text:p>67.4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22928" calcext:value-type="float">
            <text:p>67.62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93032" calcext:value-type="float">
            <text:p>67.6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32656" calcext:value-type="float">
            <text:p>67.7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3616" calcext:value-type="float">
            <text:p>67.7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324" calcext:value-type="float">
            <text:p>67.8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2968" calcext:value-type="float">
            <text:p>67.9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8688" calcext:value-type="float">
            <text:p>67.9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466" calcext:value-type="float">
            <text:p>68.0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6224" calcext:value-type="float">
            <text:p>68.0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1944" calcext:value-type="float">
            <text:p>68.1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59376" calcext:value-type="float">
            <text:p>68.1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23384" calcext:value-type="float">
            <text:p>68.2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11776" calcext:value-type="float">
            <text:p>68.3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8352" calcext:value-type="float">
            <text:p>68.3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4928" calcext:value-type="float">
            <text:p>68.3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37328" calcext:value-type="float">
            <text:p>68.5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1816" calcext:value-type="float">
            <text:p>68.6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9144" calcext:value-type="float">
            <text:p>68.5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28768" calcext:value-type="float">
            <text:p>68.6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8872" calcext:value-type="float">
            <text:p>68.6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8976" calcext:value-type="float">
            <text:p>68.7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1648" calcext:value-type="float">
            <text:p>68.8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0352" calcext:value-type="float">
            <text:p>69.1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77408" calcext:value-type="float">
            <text:p>69.1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296" calcext:value-type="float">
            <text:p>69.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3064" calcext:value-type="float">
            <text:p>69.4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18784" calcext:value-type="float">
            <text:p>69.5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8888" calcext:value-type="float">
            <text:p>69.5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83376" calcext:value-type="float">
            <text:p>69.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5192" calcext:value-type="float">
            <text:p>69.7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8396" calcext:value-type="float">
            <text:p>69.7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51016" calcext:value-type="float">
            <text:p>69.8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1496" calcext:value-type="float">
            <text:p>69.8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5504" calcext:value-type="float">
            <text:p>69.9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9512" calcext:value-type="float">
            <text:p>70.0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82664" calcext:value-type="float">
            <text:p>70.0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22872" calcext:value-type="float">
            <text:p>70.2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212" calcext:value-type="float">
            <text:p>70.3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326" calcext:value-type="float">
            <text:p>70.3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612" calcext:value-type="float">
            <text:p>70.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04456" calcext:value-type="float">
            <text:p>70.7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99528" calcext:value-type="float">
            <text:p>70.8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2408" calcext:value-type="float">
            <text:p>71.0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93176" calcext:value-type="float">
            <text:p>71.8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7204" calcext:value-type="float">
            <text:p>73.4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6528" calcext:value-type="float">
            <text:p>73.56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0216" calcext:value-type="float">
            <text:p>71.0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9088" calcext:value-type="float">
            <text:p>71.1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0608" calcext:value-type="float">
            <text:p>71.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6856" calcext:value-type="float">
            <text:p>70.8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21448" calcext:value-type="float">
            <text:p>71.0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972" calcext:value-type="float">
            <text:p>70.1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13728" calcext:value-type="float">
            <text:p>70.2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14312" calcext:value-type="float">
            <text:p>70.3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14896" calcext:value-type="float">
            <text:p>70.4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898" calcext:value-type="float">
            <text:p>70.7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2784" calcext:value-type="float">
            <text:p>71.0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94" calcext:value-type="float">
            <text:p>71.3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38184" calcext:value-type="float">
            <text:p>72.3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4504" calcext:value-type="float">
            <text:p>73.37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6904" calcext:value-type="float">
            <text:p>69.7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61328" calcext:value-type="float">
            <text:p>70.0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55032" calcext:value-type="float">
            <text:p>68.4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0648" calcext:value-type="float">
            <text:p>68.4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9792" calcext:value-type="float">
            <text:p>68.4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7976" calcext:value-type="float">
            <text:p>68.3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00168" calcext:value-type="float">
            <text:p>68.4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664" calcext:value-type="float">
            <text:p>68.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8188" calcext:value-type="float">
            <text:p>68.3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61128" calcext:value-type="float">
            <text:p>68.4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5888" calcext:value-type="float">
            <text:p>68.4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038" calcext:value-type="float">
            <text:p>68.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6952" calcext:value-type="float">
            <text:p>68.5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9624" calcext:value-type="float">
            <text:p>68.6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3152" calcext:value-type="float">
            <text:p>68.6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34864" calcext:value-type="float">
            <text:p>68.6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8016" calcext:value-type="float">
            <text:p>68.7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7536" calcext:value-type="float">
            <text:p>68.6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4216" calcext:value-type="float">
            <text:p>68.7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5928" calcext:value-type="float">
            <text:p>68.7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4968" calcext:value-type="float">
            <text:p>68.7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92776" calcext:value-type="float">
            <text:p>68.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6408" calcext:value-type="float">
            <text:p>68.7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02504" calcext:value-type="float">
            <text:p>68.8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9664" calcext:value-type="float">
            <text:p>68.9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61" calcext:value-type="float">
            <text:p>68.9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3052" calcext:value-type="float">
            <text:p>68.9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7952" calcext:value-type="float">
            <text:p>68.9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1584" calcext:value-type="float">
            <text:p>69.0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3296" calcext:value-type="float">
            <text:p>69.0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9976" calcext:value-type="float">
            <text:p>69.1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2648" calcext:value-type="float">
            <text:p>69.1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6656" calcext:value-type="float">
            <text:p>69.2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32272" calcext:value-type="float">
            <text:p>69.23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4088" calcext:value-type="float">
            <text:p>69.2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724" calcext:value-type="float">
            <text:p>69.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772" calcext:value-type="float">
            <text:p>69.3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88304" calcext:value-type="float">
            <text:p>69.4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9848" calcext:value-type="float">
            <text:p>69.6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536" calcext:value-type="float">
            <text:p>69.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84672" calcext:value-type="float">
            <text:p>69.3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5048" calcext:value-type="float">
            <text:p>69.3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7448" calcext:value-type="float">
            <text:p>69.4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5944" calcext:value-type="float">
            <text:p>69.6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6048" calcext:value-type="float">
            <text:p>69.7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6152" calcext:value-type="float">
            <text:p>69.7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84544" calcext:value-type="float">
            <text:p>69.8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9784" calcext:value-type="float">
            <text:p>69.8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11976" calcext:value-type="float">
            <text:p>69.9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63792" calcext:value-type="float">
            <text:p>69.9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828" calcext:value-type="float">
            <text:p>70.0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7164" calcext:value-type="float">
            <text:p>70.2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9176" calcext:value-type="float">
            <text:p>70.3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94144" calcext:value-type="float">
            <text:p>70.4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75856" calcext:value-type="float">
            <text:p>70.4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2404" calcext:value-type="float">
            <text:p>70.4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596" calcext:value-type="float">
            <text:p>70.5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4728" calcext:value-type="float">
            <text:p>70.5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09968" calcext:value-type="float">
            <text:p>70.6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8256" calcext:value-type="float">
            <text:p>70.6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8088" calcext:value-type="float">
            <text:p>70.8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184" calcext:value-type="float">
            <text:p>71.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0696" calcext:value-type="float">
            <text:p>71.1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3744" calcext:value-type="float">
            <text:p>71.1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8604" calcext:value-type="float">
            <text:p>71.1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8064" calcext:value-type="float">
            <text:p>71.3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6456" calcext:value-type="float">
            <text:p>71.4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4576" calcext:value-type="float">
            <text:p>71.6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4888" calcext:value-type="float">
            <text:p>71.8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6912" calcext:value-type="float">
            <text:p>72.0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332" calcext:value-type="float">
            <text:p>72.28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0256" calcext:value-type="float">
            <text:p>71.3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9024" calcext:value-type="float">
            <text:p>71.4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54848" calcext:value-type="float">
            <text:p>71.5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61528" calcext:value-type="float">
            <text:p>71.6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3448" calcext:value-type="float">
            <text:p>71.7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9624" calcext:value-type="float">
            <text:p>72.4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84872" calcext:value-type="float">
            <text:p>70.9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316" calcext:value-type="float">
            <text:p>71.0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73264" calcext:value-type="float">
            <text:p>71.0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5556" calcext:value-type="float">
            <text:p>71.1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50048" calcext:value-type="float">
            <text:p>71.25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83576" calcext:value-type="float">
            <text:p>71.2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71968" calcext:value-type="float">
            <text:p>71.3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036" calcext:value-type="float">
            <text:p>71.4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8752" calcext:value-type="float">
            <text:p>71.5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6664" calcext:value-type="float">
            <text:p>71.60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49336" calcext:value-type="float">
            <text:p>71.6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86496" calcext:value-type="float">
            <text:p>71.7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8144" calcext:value-type="float">
            <text:p>72.0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80272" calcext:value-type="float">
            <text:p>72.28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428" calcext:value-type="float">
            <text:p>72.3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39352" calcext:value-type="float">
            <text:p>72.5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7952" calcext:value-type="float">
            <text:p>72.7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48368" calcext:value-type="float">
            <text:p>73.0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536" calcext:value-type="float">
            <text:p>73.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49408" calcext:value-type="float">
            <text:p>73.74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812" calcext:value-type="float">
            <text:p>72.58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52128" calcext:value-type="float">
            <text:p>72.6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3196" calcext:value-type="float">
            <text:p>72.83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1896" calcext:value-type="float">
            <text:p>73.08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77552" calcext:value-type="float">
            <text:p>73.37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97592" calcext:value-type="float">
            <text:p>73.6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84488" calcext:value-type="float">
            <text:p>72.4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4112" calcext:value-type="float">
            <text:p>72.5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7288" calcext:value-type="float">
            <text:p>72.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75216" calcext:value-type="float">
            <text:p>72.97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392" calcext:value-type="float">
            <text:p>73.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3208" calcext:value-type="float">
            <text:p>73.67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2236" calcext:value-type="float">
            <text:p>72.2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61984" calcext:value-type="float">
            <text:p>72.2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5992" calcext:value-type="float">
            <text:p>72.3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0104" calcext:value-type="float">
            <text:p>72.4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94216" calcext:value-type="float">
            <text:p>72.59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28912" calcext:value-type="float">
            <text:p>72.82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8848" calcext:value-type="float">
            <text:p>73.07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88576" calcext:value-type="float">
            <text:p>73.1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81184" calcext:value-type="float">
            <text:p>73.48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016" calcext:value-type="float">
            <text:p>73.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28656" calcext:value-type="float">
            <text:p>73.8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5064" calcext:value-type="float">
            <text:p>74.0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13288" calcext:value-type="float">
            <text:p>74.31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39424" calcext:value-type="float">
            <text:p>74.63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8064" calcext:value-type="float">
            <text:p>75.1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4688" calcext:value-type="float">
            <text:p>74.08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2224" calcext:value-type="float">
            <text:p>74.18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28528" calcext:value-type="float">
            <text:p>74.32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81512" calcext:value-type="float">
            <text:p>74.58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46432" calcext:value-type="float">
            <text:p>75.8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01552" calcext:value-type="float">
            <text:p>74.9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1128" calcext:value-type="float">
            <text:p>75.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86184" calcext:value-type="float">
            <text:p>75.3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92152" calcext:value-type="float">
            <text:p>75.8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590144" calcext:value-type="float">
            <text:p>76.5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5232" calcext:value-type="float">
            <text:p>77.6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6764" calcext:value-type="float">
            <text:p>76.3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72952" calcext:value-type="float">
            <text:p>74.67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7412" calcext:value-type="float">
            <text:p>74.87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4468" calcext:value-type="float">
            <text:p>75.5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07776" calcext:value-type="float">
            <text:p>74.4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55248" calcext:value-type="float">
            <text:p>74.75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4656" calcext:value-type="float">
            <text:p>75.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288" calcext:value-type="float">
            <text:p>76.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18088" calcext:value-type="float">
            <text:p>74.6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2992" calcext:value-type="float">
            <text:p>74.9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97464" calcext:value-type="float">
            <text:p>74.19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932" calcext:value-type="float">
            <text:p>70.7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1512" calcext:value-type="float">
            <text:p>70.7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1032" calcext:value-type="float">
            <text:p>70.7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7128" calcext:value-type="float">
            <text:p>70.7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68464" calcext:value-type="float">
            <text:p>70.7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3976" calcext:value-type="float">
            <text:p>70.6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7024" calcext:value-type="float">
            <text:p>70.6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70928" calcext:value-type="float">
            <text:p>70.6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37984" calcext:value-type="float">
            <text:p>70.7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4408" calcext:value-type="float">
            <text:p>70.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92848" calcext:value-type="float">
            <text:p>70.7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66" calcext:value-type="float">
            <text:p>70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20864" calcext:value-type="float">
            <text:p>70.9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7268" calcext:value-type="float">
            <text:p>70.9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5832" calcext:value-type="float">
            <text:p>71.0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4976" calcext:value-type="float">
            <text:p>71.0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2508" calcext:value-type="float">
            <text:p>71.1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0424" calcext:value-type="float">
            <text:p>71.2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3176" calcext:value-type="float">
            <text:p>71.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14056" calcext:value-type="float">
            <text:p>71.3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93304" calcext:value-type="float">
            <text:p>71.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8" calcext:value-type="float">
            <text:p>71.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74304" calcext:value-type="float">
            <text:p>71.7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0504" calcext:value-type="float">
            <text:p>71.8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7852" calcext:value-type="float">
            <text:p>71.9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12632" calcext:value-type="float">
            <text:p>72.1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2464" calcext:value-type="float">
            <text:p>72.29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8768" calcext:value-type="float">
            <text:p>72.4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384" calcext:value-type="float">
            <text:p>72.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7304" calcext:value-type="float">
            <text:p>72.91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29952" calcext:value-type="float">
            <text:p>73.52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21848" calcext:value-type="float">
            <text:p>74.2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6408" calcext:value-type="float">
            <text:p>72.60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0144" calcext:value-type="float">
            <text:p>72.7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72752" calcext:value-type="float">
            <text:p>73.07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68" calcext:value-type="float">
            <text:p>73.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688" calcext:value-type="float">
            <text:p>74.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3572" calcext:value-type="float">
            <text:p>72.4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36888" calcext:value-type="float">
            <text:p>72.6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34" calcext:value-type="float">
            <text:p>72.92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70872" calcext:value-type="float">
            <text:p>73.27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26776" calcext:value-type="float">
            <text:p>74.0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21064" calcext:value-type="float">
            <text:p>72.52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6552" calcext:value-type="float">
            <text:p>72.9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34224" calcext:value-type="float">
            <text:p>71.1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68336" calcext:value-type="float">
            <text:p>71.2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74432" calcext:value-type="float">
            <text:p>71.2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50632" calcext:value-type="float">
            <text:p>71.3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57312" calcext:value-type="float">
            <text:p>71.4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79232" calcext:value-type="float">
            <text:p>71.5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15808" calcext:value-type="float">
            <text:p>71.6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24952" calcext:value-type="float">
            <text:p>71.6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4992" calcext:value-type="float">
            <text:p>71.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7184" calcext:value-type="float">
            <text:p>71.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08416" calcext:value-type="float">
            <text:p>71.9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12048" calcext:value-type="float">
            <text:p>72.0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06536" calcext:value-type="float">
            <text:p>72.10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01608" calcext:value-type="float">
            <text:p>72.30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11336" calcext:value-type="float">
            <text:p>72.4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54592" calcext:value-type="float">
            <text:p>72.55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61856" calcext:value-type="float">
            <text:p>72.76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11208" calcext:value-type="float">
            <text:p>72.91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0628" calcext:value-type="float">
            <text:p>73.1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4344" calcext:value-type="float">
            <text:p>73.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27488" calcext:value-type="float">
            <text:p>73.6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8176" calcext:value-type="float">
            <text:p>73.7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57256" calcext:value-type="float">
            <text:p>74.05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62056" calcext:value-type="float">
            <text:p>74.36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27816" calcext:value-type="float">
            <text:p>74.72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23216" calcext:value-type="float">
            <text:p>76.0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97336" calcext:value-type="float">
            <text:p>74.69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10952" calcext:value-type="float">
            <text:p>73.9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8164" calcext:value-type="float">
            <text:p>74.08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19968" calcext:value-type="float">
            <text:p>74.4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46688" calcext:value-type="float">
            <text:p>74.84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7456" calcext:value-type="float">
            <text:p>75.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85272" calcext:value-type="float">
            <text:p>74.1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02264" calcext:value-type="float">
            <text:p>74.50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316" calcext:value-type="float">
            <text:p>74.8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53752" calcext:value-type="float">
            <text:p>73.45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5536" calcext:value-type="float">
            <text:p>71.72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52968" calcext:value-type="float">
            <text:p>71.7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04784" calcext:value-type="float">
            <text:p>71.8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566" calcext:value-type="float">
            <text:p>71.8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884032" calcext:value-type="float">
            <text:p>71.8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23656" calcext:value-type="float">
            <text:p>71.9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4616" calcext:value-type="float">
            <text:p>71.9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996" calcext:value-type="float">
            <text:p>72.0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4448" calcext:value-type="float">
            <text:p>72.16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1504" calcext:value-type="float">
            <text:p>72.2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47328" calcext:value-type="float">
            <text:p>72.3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5096" calcext:value-type="float">
            <text:p>72.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60688" calcext:value-type="float">
            <text:p>72.56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186" calcext:value-type="float">
            <text:p>72.6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70416" calcext:value-type="float">
            <text:p>72.6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83192" calcext:value-type="float">
            <text:p>72.78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8472" calcext:value-type="float">
            <text:p>72.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97136" calcext:value-type="float">
            <text:p>73.09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206864" calcext:value-type="float">
            <text:p>73.2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10496" calcext:value-type="float">
            <text:p>73.31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4156" calcext:value-type="float">
            <text:p>73.4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75672" calcext:value-type="float">
            <text:p>73.57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76256" calcext:value-type="float">
            <text:p>73.67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46944" calcext:value-type="float">
            <text:p>73.84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17632" calcext:value-type="float">
            <text:p>74.0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12704" calcext:value-type="float">
            <text:p>74.21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4248" calcext:value-type="float">
            <text:p>74.3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57128" calcext:value-type="float">
            <text:p>74.5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00968" calcext:value-type="float">
            <text:p>74.80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063096" calcext:value-type="float">
            <text:p>75.0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13616" calcext:value-type="float">
            <text:p>75.4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328" calcext:value-type="float">
            <text:p>75.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24384" calcext:value-type="float">
            <text:p>76.2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742544" calcext:value-type="float">
            <text:p>76.7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422248" calcext:value-type="float">
            <text:p>77.4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0992" calcext:value-type="float">
            <text:p>78.0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27248" calcext:value-type="float">
            <text:p>79.3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192" calcext:value-type="float">
            <text:p>76.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14528" calcext:value-type="float">
            <text:p>76.6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02" calcext:value-type="float">
            <text:p>77.8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163936" calcext:value-type="float">
            <text:p>74.1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56932" calcext:value-type="float">
            <text:p>74.56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97792" calcext:value-type="float">
            <text:p>75.2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92536" calcext:value-type="float">
            <text:p>74.39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3784" calcext:value-type="float">
            <text:p>75.2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58936" calcext:value-type="float">
            <text:p>72.2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9856" calcext:value-type="float">
            <text:p>72.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23528" calcext:value-type="float">
            <text:p>72.42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27744" calcext:value-type="float">
            <text:p>72.62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948" calcext:value-type="float">
            <text:p>72.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95384" calcext:value-type="float">
            <text:p>72.7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20352" calcext:value-type="float">
            <text:p>72.92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4568" calcext:value-type="float">
            <text:p>73.12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62312" calcext:value-type="float">
            <text:p>73.3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92" calcext:value-type="float">
            <text:p>73.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74376" calcext:value-type="float">
            <text:p>73.87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00512" calcext:value-type="float">
            <text:p>74.2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19256" calcext:value-type="float">
            <text:p>74.81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2552" calcext:value-type="float">
            <text:p>75.28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00712" calcext:value-type="float">
            <text:p>75.8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4216" calcext:value-type="float">
            <text:p>76.4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9728" calcext:value-type="float">
            <text:p>77.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68768" calcext:value-type="float">
            <text:p>76.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20496" calcext:value-type="float">
            <text:p>77.1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9528" calcext:value-type="float">
            <text:p>78.5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63552" calcext:value-type="float">
            <text:p>75.6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19456" calcext:value-type="float">
            <text:p>76.4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3152" calcext:value-type="float">
            <text:p>76.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74192" calcext:value-type="float">
            <text:p>76.9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9604" calcext:value-type="float">
            <text:p>74.9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08488" calcext:value-type="float">
            <text:p>74.00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24624" calcext:value-type="float">
            <text:p>70.5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13016" calcext:value-type="float">
            <text:p>70.6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09256" calcext:value-type="float">
            <text:p>71.0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4776" calcext:value-type="float">
            <text:p>69.4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58" calcext:value-type="float">
            <text:p>69.2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1416" calcext:value-type="float">
            <text:p>69.2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0936" calcext:value-type="float">
            <text:p>69.2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9328" calcext:value-type="float">
            <text:p>69.2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6384" calcext:value-type="float">
            <text:p>69.3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6592" calcext:value-type="float">
            <text:p>69.5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27928" calcext:value-type="float">
            <text:p>69.5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25464" calcext:value-type="float">
            <text:p>69.6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0808" calcext:value-type="float">
            <text:p>69.7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11392" calcext:value-type="float">
            <text:p>69.8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3688" calcext:value-type="float">
            <text:p>69.8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94272" calcext:value-type="float">
            <text:p>69.9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91808" calcext:value-type="float">
            <text:p>70.0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8864" calcext:value-type="float">
            <text:p>70.1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9072" calcext:value-type="float">
            <text:p>70.2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64832" calcext:value-type="float">
            <text:p>70.6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504" calcext:value-type="float">
            <text:p>70.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4888" calcext:value-type="float">
            <text:p>71.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6248" calcext:value-type="float">
            <text:p>71.3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79816" calcext:value-type="float">
            <text:p>71.6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92592" calcext:value-type="float">
            <text:p>71.7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60232" calcext:value-type="float">
            <text:p>71.96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67496" calcext:value-type="float">
            <text:p>72.16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463152" calcext:value-type="float">
            <text:p>72.4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42856" calcext:value-type="float">
            <text:p>73.1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7288" calcext:value-type="float">
            <text:p>72.0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13216" calcext:value-type="float">
            <text:p>72.21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69576" calcext:value-type="float">
            <text:p>73.5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54464" calcext:value-type="float">
            <text:p>73.0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554336" calcext:value-type="float">
            <text:p>73.5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6072" calcext:value-type="float">
            <text:p>72.9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93504" calcext:value-type="float">
            <text:p>72.99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4512" calcext:value-type="float">
            <text:p>71.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1368" calcext:value-type="float">
            <text:p>70.3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72608" calcext:value-type="float">
            <text:p>68.8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4528" calcext:value-type="float">
            <text:p>68.99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656" calcext:value-type="float">
            <text:p>67.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7896" calcext:value-type="float">
            <text:p>67.7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96664" calcext:value-type="float">
            <text:p>67.7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36288" calcext:value-type="float">
            <text:p>67.8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54576" calcext:value-type="float">
            <text:p>67.8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72864" calcext:value-type="float">
            <text:p>67.8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49064" calcext:value-type="float">
            <text:p>67.9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3824" calcext:value-type="float">
            <text:p>67.9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73448" calcext:value-type="float">
            <text:p>67.9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82592" calcext:value-type="float">
            <text:p>67.98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2216" calcext:value-type="float">
            <text:p>68.0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3176" calcext:value-type="float">
            <text:p>68.0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80128" calcext:value-type="float">
            <text:p>68.0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5264" calcext:value-type="float">
            <text:p>68.0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28312" calcext:value-type="float">
            <text:p>68.0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1464" calcext:value-type="float">
            <text:p>68.1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3804" calcext:value-type="float">
            <text:p>68.1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47184" calcext:value-type="float">
            <text:p>68.1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41672" calcext:value-type="float">
            <text:p>68.2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8624" calcext:value-type="float">
            <text:p>68.2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89856" calcext:value-type="float">
            <text:p>68.1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95952" calcext:value-type="float">
            <text:p>68.1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53864" calcext:value-type="float">
            <text:p>68.2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45304" calcext:value-type="float">
            <text:p>68.3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36744" calcext:value-type="float">
            <text:p>68.4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3424" calcext:value-type="float">
            <text:p>68.5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44008" calcext:value-type="float">
            <text:p>68.64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13528" calcext:value-type="float">
            <text:p>68.6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62" calcext:value-type="float">
            <text:p>68.6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14112" calcext:value-type="float">
            <text:p>68.7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6784" calcext:value-type="float">
            <text:p>68.7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17744" calcext:value-type="float">
            <text:p>68.8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51856" calcext:value-type="float">
            <text:p>68.9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6768" calcext:value-type="float">
            <text:p>69.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46928" calcext:value-type="float">
            <text:p>69.1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49392" calcext:value-type="float">
            <text:p>69.0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34736" calcext:value-type="float">
            <text:p>69.1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8104" calcext:value-type="float">
            <text:p>69.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48096" calcext:value-type="float">
            <text:p>69.3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40704" calcext:value-type="float">
            <text:p>69.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4492" calcext:value-type="float">
            <text:p>69.8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0536" calcext:value-type="float">
            <text:p>69.8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33312" calcext:value-type="float">
            <text:p>69.9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06464" calcext:value-type="float">
            <text:p>70.0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55816" calcext:value-type="float">
            <text:p>70.1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5452" calcext:value-type="float">
            <text:p>70.4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49008" calcext:value-type="float">
            <text:p>70.5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86168" calcext:value-type="float">
            <text:p>70.6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84288" calcext:value-type="float">
            <text:p>70.8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97064" calcext:value-type="float">
            <text:p>70.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1652" calcext:value-type="float">
            <text:p>71.2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08544" calcext:value-type="float">
            <text:p>71.4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52384" calcext:value-type="float">
            <text:p>71.6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81568" calcext:value-type="float">
            <text:p>71.9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85072" calcext:value-type="float">
            <text:p>72.58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3656" calcext:value-type="float">
            <text:p>71.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722488" calcext:value-type="float">
            <text:p>71.7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10752" calcext:value-type="float">
            <text:p>72.31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51928" calcext:value-type="float">
            <text:p>71.0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04328" calcext:value-type="float">
            <text:p>71.2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42656" calcext:value-type="float">
            <text:p>71.5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17664" calcext:value-type="float">
            <text:p>72.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902576" calcext:value-type="float">
            <text:p>70.9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5456" calcext:value-type="float">
            <text:p>71.0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8228" calcext:value-type="float">
            <text:p>71.5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59448" calcext:value-type="float">
            <text:p>70.2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6308" calcext:value-type="float">
            <text:p>70.3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088504" calcext:value-type="float">
            <text:p>71.0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6864" calcext:value-type="float">
            <text:p>69.3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57824" calcext:value-type="float">
            <text:p>69.4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7552" calcext:value-type="float">
            <text:p>69.5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9252" calcext:value-type="float">
            <text:p>69.6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9952" calcext:value-type="float">
            <text:p>69.7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44336" calcext:value-type="float">
            <text:p>69.7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35776" calcext:value-type="float">
            <text:p>69.8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72936" calcext:value-type="float">
            <text:p>69.9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07632" calcext:value-type="float">
            <text:p>70.2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2216" calcext:value-type="float">
            <text:p>70.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7304" calcext:value-type="float">
            <text:p>69.1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19496" calcext:value-type="float">
            <text:p>69.1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5968" calcext:value-type="float">
            <text:p>69.0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816" calcext:value-type="float">
            <text:p>69.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80456" calcext:value-type="float">
            <text:p>69.1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13984" calcext:value-type="float">
            <text:p>69.2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68848" calcext:value-type="float">
            <text:p>69.2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44464" calcext:value-type="float">
            <text:p>69.2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02376" calcext:value-type="float">
            <text:p>69.3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0016" calcext:value-type="float">
            <text:p>69.4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3544" calcext:value-type="float">
            <text:p>69.5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58408" calcext:value-type="float">
            <text:p>69.5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91936" calcext:value-type="float">
            <text:p>69.5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34608" calcext:value-type="float">
            <text:p>69.6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58992" calcext:value-type="float">
            <text:p>69.6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13856" calcext:value-type="float">
            <text:p>69.7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2144" calcext:value-type="float">
            <text:p>69.7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5348" calcext:value-type="float">
            <text:p>69.7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22288" calcext:value-type="float">
            <text:p>70.1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3624" calcext:value-type="float">
            <text:p>70.1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46672" calcext:value-type="float">
            <text:p>70.1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6496" calcext:value-type="float">
            <text:p>70.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2392" calcext:value-type="float">
            <text:p>70.1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98488" calcext:value-type="float">
            <text:p>70.1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42992" calcext:value-type="float">
            <text:p>55.9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67376" calcext:value-type="float">
            <text:p>55.9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7856" calcext:value-type="float">
            <text:p>55.9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13096" calcext:value-type="float">
            <text:p>56.0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64912" calcext:value-type="float">
            <text:p>56.0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9844" calcext:value-type="float">
            <text:p>56.0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368" calcext:value-type="float">
            <text:p>56.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0256" calcext:value-type="float">
            <text:p>56.1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988" calcext:value-type="float">
            <text:p>56.1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9024" calcext:value-type="float">
            <text:p>56.1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8648" calcext:value-type="float">
            <text:p>56.2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9984" calcext:value-type="float">
            <text:p>56.2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45328" calcext:value-type="float">
            <text:p>56.3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3372" calcext:value-type="float">
            <text:p>56.4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7248" calcext:value-type="float">
            <text:p>56.46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28208" calcext:value-type="float">
            <text:p>56.52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8688" calcext:value-type="float">
            <text:p>56.5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3176" calcext:value-type="float">
            <text:p>56.6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9856" calcext:value-type="float">
            <text:p>56.75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8624" calcext:value-type="float">
            <text:p>56.8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6744" calcext:value-type="float">
            <text:p>57.0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9896" calcext:value-type="float">
            <text:p>57.0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6784" calcext:value-type="float">
            <text:p>57.3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45656" calcext:value-type="float">
            <text:p>57.44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27952" calcext:value-type="float">
            <text:p>57.5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2064" calcext:value-type="float">
            <text:p>57.6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82104" calcext:value-type="float">
            <text:p>57.98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4984" calcext:value-type="float">
            <text:p>58.1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9304" calcext:value-type="float">
            <text:p>58.4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026" calcext:value-type="float">
            <text:p>58.9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75168" calcext:value-type="float">
            <text:p>58.8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36584" calcext:value-type="float">
            <text:p>59.5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7736" calcext:value-type="float">
            <text:p>58.8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84312" calcext:value-type="float">
            <text:p>58.8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1664" calcext:value-type="float">
            <text:p>58.2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8824" calcext:value-type="float">
            <text:p>58.4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0328" calcext:value-type="float">
            <text:p>58.2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6112" calcext:value-type="float">
            <text:p>58.0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0456" calcext:value-type="float">
            <text:p>57.7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85736" calcext:value-type="float">
            <text:p>58.0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98056" calcext:value-type="float">
            <text:p>57.5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8936" calcext:value-type="float">
            <text:p>57.01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7004" calcext:value-type="float">
            <text:p>57.4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1104" calcext:value-type="float">
            <text:p>57.6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7656" calcext:value-type="float">
            <text:p>58.2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6568" calcext:value-type="float">
            <text:p>58.6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13168" calcext:value-type="float">
            <text:p>58.1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772" calcext:value-type="float">
            <text:p>57.95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07784" calcext:value-type="float">
            <text:p>57.7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8472" calcext:value-type="float">
            <text:p>57.8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5672" calcext:value-type="float">
            <text:p>58.3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2728" calcext:value-type="float">
            <text:p>58.4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5528" calcext:value-type="float">
            <text:p>57.9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392" calcext:value-type="float">
            <text:p>58.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0016" calcext:value-type="float">
            <text:p>58.0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6472" calcext:value-type="float">
            <text:p>57.1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61152" calcext:value-type="float">
            <text:p>56.4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9104" calcext:value-type="float">
            <text:p>56.8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45912" calcext:value-type="float">
            <text:p>56.4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92928" calcext:value-type="float">
            <text:p>56.1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77816" calcext:value-type="float">
            <text:p>55.6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67504" calcext:value-type="float">
            <text:p>55.4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8592" calcext:value-type="float">
            <text:p>54.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36112" calcext:value-type="float">
            <text:p>54.23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7448" calcext:value-type="float">
            <text:p>54.2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4776" calcext:value-type="float">
            <text:p>54.21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8576" calcext:value-type="float">
            <text:p>54.1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1896" calcext:value-type="float">
            <text:p>54.03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5424" calcext:value-type="float">
            <text:p>54.06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676" calcext:value-type="float">
            <text:p>54.0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7616" calcext:value-type="float">
            <text:p>54.0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9808" calcext:value-type="float">
            <text:p>54.0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724" calcext:value-type="float">
            <text:p>54.1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9432" calcext:value-type="float">
            <text:p>54.12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772" calcext:value-type="float">
            <text:p>54.1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9912" calcext:value-type="float">
            <text:p>54.15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4296" calcext:value-type="float">
            <text:p>54.1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81832" calcext:value-type="float">
            <text:p>54.28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9264" calcext:value-type="float">
            <text:p>54.3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584" calcext:value-type="float">
            <text:p>54.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204" calcext:value-type="float">
            <text:p>54.42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9472" calcext:value-type="float">
            <text:p>54.44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9952" calcext:value-type="float">
            <text:p>54.47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22624" calcext:value-type="float">
            <text:p>54.52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968" calcext:value-type="float">
            <text:p>54.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75024" calcext:value-type="float">
            <text:p>54.67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95776" calcext:value-type="float">
            <text:p>54.59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728" calcext:value-type="float">
            <text:p>54.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68344" calcext:value-type="float">
            <text:p>54.5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3608" calcext:value-type="float">
            <text:p>54.01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8472" calcext:value-type="float">
            <text:p>54.0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5048" calcext:value-type="float">
            <text:p>54.10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82" calcext:value-type="float">
            <text:p>54.17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2208" calcext:value-type="float">
            <text:p>54.2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21456" calcext:value-type="float">
            <text:p>54.32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6424" calcext:value-type="float">
            <text:p>54.4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99664" calcext:value-type="float">
            <text:p>53.69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0144" calcext:value-type="float">
            <text:p>53.73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4048" calcext:value-type="float">
            <text:p>53.7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2712" calcext:value-type="float">
            <text:p>53.7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8808" calcext:value-type="float">
            <text:p>53.70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148" calcext:value-type="float">
            <text:p>53.75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9288" calcext:value-type="float">
            <text:p>53.73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3672" calcext:value-type="float">
            <text:p>53.76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5864" calcext:value-type="float">
            <text:p>53.77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5008" calcext:value-type="float">
            <text:p>53.78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9392" calcext:value-type="float">
            <text:p>53.80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5488" calcext:value-type="float">
            <text:p>53.81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0248" calcext:value-type="float">
            <text:p>53.80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34" calcext:value-type="float">
            <text:p>53.8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0456" calcext:value-type="float">
            <text:p>53.94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7888" calcext:value-type="float">
            <text:p>53.9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1416" calcext:value-type="float">
            <text:p>54.0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1144" calcext:value-type="float">
            <text:p>54.11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1856" calcext:value-type="float">
            <text:p>53.71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2336" calcext:value-type="float">
            <text:p>53.74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5384" calcext:value-type="float">
            <text:p>53.74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3192" calcext:value-type="float">
            <text:p>53.73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1" calcext:value-type="float">
            <text:p>53.7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27096" calcext:value-type="float">
            <text:p>53.7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48432" calcext:value-type="float">
            <text:p>53.74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0624" calcext:value-type="float">
            <text:p>53.76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9768" calcext:value-type="float">
            <text:p>53.76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57576" calcext:value-type="float">
            <text:p>53.75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1244" calcext:value-type="float">
            <text:p>53.81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0728" calcext:value-type="float">
            <text:p>53.83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9872" calcext:value-type="float">
            <text:p>53.83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49016" calcext:value-type="float">
            <text:p>53.84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70352" calcext:value-type="float">
            <text:p>53.87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6484" calcext:value-type="float">
            <text:p>53.96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8848" calcext:value-type="float">
            <text:p>54.02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7992" calcext:value-type="float">
            <text:p>54.03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02" calcext:value-type="float">
            <text:p>54.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3248" calcext:value-type="float">
            <text:p>54.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964" calcext:value-type="float">
            <text:p>54.26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6108" calcext:value-type="float">
            <text:p>54.36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6072" calcext:value-type="float">
            <text:p>53.9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5216" calcext:value-type="float">
            <text:p>53.92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8744" calcext:value-type="float">
            <text:p>53.95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9224" calcext:value-type="float">
            <text:p>53.9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62376" calcext:value-type="float">
            <text:p>54.06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4568" calcext:value-type="float">
            <text:p>54.07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9328" calcext:value-type="float">
            <text:p>54.05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14192" calcext:value-type="float">
            <text:p>54.11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0768" calcext:value-type="float">
            <text:p>54.15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1728" calcext:value-type="float">
            <text:p>54.2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012" calcext:value-type="float">
            <text:p>54.3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68" calcext:value-type="float">
            <text:p>54.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864" calcext:value-type="float">
            <text:p>53.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0832" calcext:value-type="float">
            <text:p>53.90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1312" calcext:value-type="float">
            <text:p>53.93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388" calcext:value-type="float">
            <text:p>53.9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912" calcext:value-type="float">
            <text:p>53.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9532" calcext:value-type="float">
            <text:p>53.9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04464" calcext:value-type="float">
            <text:p>54.00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9704" calcext:value-type="float">
            <text:p>54.0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16656" calcext:value-type="float">
            <text:p>54.01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2752" calcext:value-type="float">
            <text:p>54.02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0184" calcext:value-type="float">
            <text:p>54.0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80664" calcext:value-type="float">
            <text:p>54.08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20288" calcext:value-type="float">
            <text:p>54.12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44672" calcext:value-type="float">
            <text:p>54.14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72104" calcext:value-type="float">
            <text:p>54.17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6488" calcext:value-type="float">
            <text:p>54.19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06216" calcext:value-type="float">
            <text:p>54.30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48888" calcext:value-type="float">
            <text:p>54.34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85464" calcext:value-type="float">
            <text:p>54.3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40328" calcext:value-type="float">
            <text:p>54.4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0808" calcext:value-type="float">
            <text:p>54.4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7864" calcext:value-type="float">
            <text:p>54.53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86632" calcext:value-type="float">
            <text:p>54.5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5064" calcext:value-type="float">
            <text:p>54.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39616" calcext:value-type="float">
            <text:p>54.83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2392" calcext:value-type="float">
            <text:p>54.9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26128" calcext:value-type="float">
            <text:p>55.1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60368" calcext:value-type="float">
            <text:p>54.7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4876" calcext:value-type="float">
            <text:p>54.8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402" calcext:value-type="float">
            <text:p>54.9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52976" calcext:value-type="float">
            <text:p>55.0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80992" calcext:value-type="float">
            <text:p>55.1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8736" calcext:value-type="float">
            <text:p>55.4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77944" calcext:value-type="float">
            <text:p>55.1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40656" calcext:value-type="float">
            <text:p>55.5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24376" calcext:value-type="float">
            <text:p>54.8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0304" calcext:value-type="float">
            <text:p>55.01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2936" calcext:value-type="float">
            <text:p>54.7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9136" calcext:value-type="float">
            <text:p>54.80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1264" calcext:value-type="float">
            <text:p>55.0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3816" calcext:value-type="float">
            <text:p>54.15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66008" calcext:value-type="float">
            <text:p>54.16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05632" calcext:value-type="float">
            <text:p>54.20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63544" calcext:value-type="float">
            <text:p>54.26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6696" calcext:value-type="float">
            <text:p>54.3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9848" calcext:value-type="float">
            <text:p>54.40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3" calcext:value-type="float">
            <text:p>54.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444" calcext:value-type="float">
            <text:p>54.5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2832" calcext:value-type="float">
            <text:p>54.66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15232" calcext:value-type="float">
            <text:p>54.81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86504" calcext:value-type="float">
            <text:p>55.0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1352" calcext:value-type="float">
            <text:p>54.25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90976" calcext:value-type="float">
            <text:p>54.29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9368" calcext:value-type="float">
            <text:p>54.37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5192" calcext:value-type="float">
            <text:p>54.49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3144" calcext:value-type="float">
            <text:p>54.8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5272" calcext:value-type="float">
            <text:p>55.1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8196" calcext:value-type="float">
            <text:p>53.7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2648" calcext:value-type="float">
            <text:p>53.9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1712" calcext:value-type="float">
            <text:p>53.3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8664" calcext:value-type="float">
            <text:p>53.31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5992" calcext:value-type="float">
            <text:p>53.2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3424" calcext:value-type="float">
            <text:p>53.3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2568" calcext:value-type="float">
            <text:p>53.3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7432" calcext:value-type="float">
            <text:p>53.36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0856" calcext:value-type="float">
            <text:p>53.33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33904" calcext:value-type="float">
            <text:p>53.3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476" calcext:value-type="float">
            <text:p>53.3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5136" calcext:value-type="float">
            <text:p>53.28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4856" calcext:value-type="float">
            <text:p>53.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4656" calcext:value-type="float">
            <text:p>53.25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7704" calcext:value-type="float">
            <text:p>53.25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6848" calcext:value-type="float">
            <text:p>53.2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69896" calcext:value-type="float">
            <text:p>53.26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6472" calcext:value-type="float">
            <text:p>53.30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27808" calcext:value-type="float">
            <text:p>53.3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9144" calcext:value-type="float">
            <text:p>53.34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2192" calcext:value-type="float">
            <text:p>53.35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3528" calcext:value-type="float">
            <text:p>53.37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2296" calcext:value-type="float">
            <text:p>53.42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716" calcext:value-type="float">
            <text:p>53.4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3736" calcext:value-type="float">
            <text:p>53.51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2984" calcext:value-type="float">
            <text:p>53.5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1752" calcext:value-type="float">
            <text:p>53.6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528" calcext:value-type="float">
            <text:p>53.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7952" calcext:value-type="float">
            <text:p>53.7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78912" calcext:value-type="float">
            <text:p>53.7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09976" calcext:value-type="float">
            <text:p>53.9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6176" calcext:value-type="float">
            <text:p>53.98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2856" calcext:value-type="float">
            <text:p>54.09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17824" calcext:value-type="float">
            <text:p>54.21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00704" calcext:value-type="float">
            <text:p>54.40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3792" calcext:value-type="float">
            <text:p>54.7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7784" calcext:value-type="float">
            <text:p>53.89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0936" calcext:value-type="float">
            <text:p>53.9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0952" calcext:value-type="float">
            <text:p>53.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64384" calcext:value-type="float">
            <text:p>53.36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28392" calcext:value-type="float">
            <text:p>53.42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28976" calcext:value-type="float">
            <text:p>53.52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38704" calcext:value-type="float">
            <text:p>53.63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3048" calcext:value-type="float">
            <text:p>53.34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10104" calcext:value-type="float">
            <text:p>53.41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686" calcext:value-type="float">
            <text:p>53.56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66136" calcext:value-type="float">
            <text:p>53.66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1688" calcext:value-type="float">
            <text:p>53.89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7152" calcext:value-type="float">
            <text:p>54.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3648" calcext:value-type="float">
            <text:p>54.33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71392" calcext:value-type="float">
            <text:p>54.5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5112" calcext:value-type="float">
            <text:p>53.85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55696" calcext:value-type="float">
            <text:p>53.95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3504" calcext:value-type="float">
            <text:p>53.94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47264" calcext:value-type="float">
            <text:p>53.5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93112" calcext:value-type="float">
            <text:p>53.0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38832" calcext:value-type="float">
            <text:p>53.13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0024" calcext:value-type="float">
            <text:p>52.77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34032" calcext:value-type="float">
            <text:p>52.83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88896" calcext:value-type="float">
            <text:p>52.88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25472" calcext:value-type="float">
            <text:p>52.92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63216" calcext:value-type="float">
            <text:p>53.16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5912" calcext:value-type="float">
            <text:p>52.63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0504" calcext:value-type="float">
            <text:p>52.80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9856" calcext:value-type="float">
            <text:p>52.94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05304" calcext:value-type="float">
            <text:p>53.10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51608" calcext:value-type="float">
            <text:p>53.2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8872" calcext:value-type="float">
            <text:p>53.45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06344" calcext:value-type="float">
            <text:p>53.8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2088" calcext:value-type="float">
            <text:p>53.28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08936" calcext:value-type="float">
            <text:p>53.20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9816" calcext:value-type="float">
            <text:p>52.62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8232" calcext:value-type="float">
            <text:p>52.14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7752" calcext:value-type="float">
            <text:p>52.11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5936" calcext:value-type="float">
            <text:p>52.06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2032" calcext:value-type="float">
            <text:p>52.07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0696" calcext:value-type="float">
            <text:p>52.05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4224" calcext:value-type="float">
            <text:p>52.08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6416" calcext:value-type="float">
            <text:p>52.09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3848" calcext:value-type="float">
            <text:p>52.12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2136" calcext:value-type="float">
            <text:p>52.14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7688" calcext:value-type="float">
            <text:p>52.36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4264" calcext:value-type="float">
            <text:p>52.4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8856" calcext:value-type="float">
            <text:p>52.5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94408" calcext:value-type="float">
            <text:p>52.7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92528" calcext:value-type="float">
            <text:p>52.99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18" calcext:value-type="float">
            <text:p>52.5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7896" calcext:value-type="float">
            <text:p>52.5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42" calcext:value-type="float">
            <text:p>52.6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3512" calcext:value-type="float">
            <text:p>52.4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65808" calcext:value-type="float">
            <text:p>52.56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9712" calcext:value-type="float">
            <text:p>52.5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0528" calcext:value-type="float">
            <text:p>52.2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2096" calcext:value-type="float">
            <text:p>51.82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7712" calcext:value-type="float">
            <text:p>51.79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94664" calcext:value-type="float">
            <text:p>51.79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25144" calcext:value-type="float">
            <text:p>51.82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9528" calcext:value-type="float">
            <text:p>51.8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0864" calcext:value-type="float">
            <text:p>51.87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7816" calcext:value-type="float">
            <text:p>51.86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6172" calcext:value-type="float">
            <text:p>51.86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9152" calcext:value-type="float">
            <text:p>51.88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4392" calcext:value-type="float">
            <text:p>51.9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25728" calcext:value-type="float">
            <text:p>51.92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6208" calcext:value-type="float">
            <text:p>51.95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2784" calcext:value-type="float">
            <text:p>51.9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3264" calcext:value-type="float">
            <text:p>52.0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8984" calcext:value-type="float">
            <text:p>52.06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2344" calcext:value-type="float">
            <text:p>52.28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604" calcext:value-type="float">
            <text:p>52.1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412" calcext:value-type="float">
            <text:p>52.01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5456" calcext:value-type="float">
            <text:p>52.03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3744" calcext:value-type="float">
            <text:p>52.0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3368" calcext:value-type="float">
            <text:p>52.09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128" calcext:value-type="float">
            <text:p>52.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3576" calcext:value-type="float">
            <text:p>52.23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32" calcext:value-type="float">
            <text:p>52.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9256" calcext:value-type="float">
            <text:p>51.9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11072" calcext:value-type="float">
            <text:p>52.0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9192" calcext:value-type="float">
            <text:p>52.2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1928" calcext:value-type="float">
            <text:p>52.00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1176" calcext:value-type="float">
            <text:p>52.0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508" calcext:value-type="float">
            <text:p>52.07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0048" calcext:value-type="float">
            <text:p>52.2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26312" calcext:value-type="float">
            <text:p>52.02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87272" calcext:value-type="float">
            <text:p>52.08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8504" calcext:value-type="float">
            <text:p>52.03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6792" calcext:value-type="float">
            <text:p>52.0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9464" calcext:value-type="float">
            <text:p>52.0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45184" calcext:value-type="float">
            <text:p>52.14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90904" calcext:value-type="float">
            <text:p>52.19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7648" calcext:value-type="float">
            <text:p>52.04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32408" calcext:value-type="float">
            <text:p>52.0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41552" calcext:value-type="float">
            <text:p>52.04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62888" calcext:value-type="float">
            <text:p>52.0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78128" calcext:value-type="float">
            <text:p>52.07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2512" calcext:value-type="float">
            <text:p>52.1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2992" calcext:value-type="float">
            <text:p>52.1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2616" calcext:value-type="float">
            <text:p>52.17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416" calcext:value-type="float">
            <text:p>52.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2448" calcext:value-type="float">
            <text:p>52.3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5976" calcext:value-type="float">
            <text:p>52.3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9128" calcext:value-type="float">
            <text:p>52.4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8272" calcext:value-type="float">
            <text:p>52.4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704" calcext:value-type="float">
            <text:p>52.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1656" calcext:value-type="float">
            <text:p>52.1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4328" calcext:value-type="float">
            <text:p>52.15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8712" calcext:value-type="float">
            <text:p>52.17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3096" calcext:value-type="float">
            <text:p>52.20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4432" calcext:value-type="float">
            <text:p>52.2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5796" calcext:value-type="float">
            <text:p>52.25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9504" calcext:value-type="float">
            <text:p>52.4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14704" calcext:value-type="float">
            <text:p>52.1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9944" calcext:value-type="float">
            <text:p>52.12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39088" calcext:value-type="float">
            <text:p>52.13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0424" calcext:value-type="float">
            <text:p>52.16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06144" calcext:value-type="float">
            <text:p>52.20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21384" calcext:value-type="float">
            <text:p>52.2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36624" calcext:value-type="float">
            <text:p>52.2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6352" calcext:value-type="float">
            <text:p>52.34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74368" calcext:value-type="float">
            <text:p>52.4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7584" calcext:value-type="float">
            <text:p>52.2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0632" calcext:value-type="float">
            <text:p>52.3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0256" calcext:value-type="float">
            <text:p>52.34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1216" calcext:value-type="float">
            <text:p>52.40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04848" calcext:value-type="float">
            <text:p>52.5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53616" calcext:value-type="float">
            <text:p>52.5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0672" calcext:value-type="float">
            <text:p>52.62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9064" calcext:value-type="float">
            <text:p>52.7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9648" calcext:value-type="float">
            <text:p>52.8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9336" calcext:value-type="float">
            <text:p>52.5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7248" calcext:value-type="float">
            <text:p>52.65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6496" calcext:value-type="float">
            <text:p>52.73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3552" calcext:value-type="float">
            <text:p>52.80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6912" calcext:value-type="float">
            <text:p>53.01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804" calcext:value-type="float">
            <text:p>52.8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23008" calcext:value-type="float">
            <text:p>53.02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2488" calcext:value-type="float">
            <text:p>52.6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5536" calcext:value-type="float">
            <text:p>52.67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564" calcext:value-type="float">
            <text:p>52.74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58416" calcext:value-type="float">
            <text:p>52.85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26768" calcext:value-type="float">
            <text:p>52.6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3448" calcext:value-type="float">
            <text:p>52.7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15744" calcext:value-type="float">
            <text:p>52.81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376" calcext:value-type="float">
            <text:p>52.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78" calcext:value-type="float">
            <text:p>52.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4096" calcext:value-type="float">
            <text:p>52.58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1008" calcext:value-type="float">
            <text:p>52.26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67104" calcext:value-type="float">
            <text:p>52.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76248" calcext:value-type="float">
            <text:p>52.2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844" calcext:value-type="float">
            <text:p>52.2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4536" calcext:value-type="float">
            <text:p>52.2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6728" calcext:value-type="float">
            <text:p>52.3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892" calcext:value-type="float">
            <text:p>52.3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1112" calcext:value-type="float">
            <text:p>52.3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37208" calcext:value-type="float">
            <text:p>52.3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5496" calcext:value-type="float">
            <text:p>52.3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61592" calcext:value-type="float">
            <text:p>52.3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3784" calcext:value-type="float">
            <text:p>52.3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7988" calcext:value-type="float">
            <text:p>52.3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82928" calcext:value-type="float">
            <text:p>52.38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92072" calcext:value-type="float">
            <text:p>52.3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07312" calcext:value-type="float">
            <text:p>52.40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2552" calcext:value-type="float">
            <text:p>52.42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8648" calcext:value-type="float">
            <text:p>52.4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7792" calcext:value-type="float">
            <text:p>52.4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5608" calcext:value-type="float">
            <text:p>52.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65224" calcext:value-type="float">
            <text:p>52.4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9608" calcext:value-type="float">
            <text:p>52.4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0088" calcext:value-type="float">
            <text:p>52.5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87144" calcext:value-type="float">
            <text:p>52.58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51152" calcext:value-type="float">
            <text:p>52.65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1736" calcext:value-type="float">
            <text:p>52.7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1464" calcext:value-type="float">
            <text:p>52.8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40712" calcext:value-type="float">
            <text:p>52.94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4824" calcext:value-type="float">
            <text:p>53.0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4448" calcext:value-type="float">
            <text:p>53.1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81504" calcext:value-type="float">
            <text:p>53.18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1232" calcext:value-type="float">
            <text:p>53.29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524" calcext:value-type="float">
            <text:p>53.3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52776" calcext:value-type="float">
            <text:p>53.4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0208" calcext:value-type="float">
            <text:p>53.4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1104" calcext:value-type="float">
            <text:p>53.79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5176" calcext:value-type="float">
            <text:p>53.60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3968" calcext:value-type="float">
            <text:p>53.0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94992" calcext:value-type="float">
            <text:p>52.89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3656" calcext:value-type="float">
            <text:p>52.87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4512" calcext:value-type="float">
            <text:p>52.86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2216" calcext:value-type="float">
            <text:p>52.78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73072" calcext:value-type="float">
            <text:p>52.77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06016" calcext:value-type="float">
            <text:p>52.7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1516" calcext:value-type="float">
            <text:p>52.71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27352" calcext:value-type="float">
            <text:p>52.72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3928" calcext:value-type="float">
            <text:p>52.7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066" calcext:value-type="float">
            <text:p>52.8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07184" calcext:value-type="float">
            <text:p>52.90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14" calcext:value-type="float">
            <text:p>53.11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75408" calcext:value-type="float">
            <text:p>53.17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70608" calcext:value-type="float">
            <text:p>52.87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4616" calcext:value-type="float">
            <text:p>52.9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3864" calcext:value-type="float">
            <text:p>53.0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87016" calcext:value-type="float">
            <text:p>53.08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6368" calcext:value-type="float">
            <text:p>53.2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764" calcext:value-type="float">
            <text:p>53.5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3464" calcext:value-type="float">
            <text:p>53.62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812" calcext:value-type="float">
            <text:p>53.53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2128" calcext:value-type="float">
            <text:p>53.60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4424" calcext:value-type="float">
            <text:p>53.68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51936" calcext:value-type="float">
            <text:p>54.35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1704" calcext:value-type="float">
            <text:p>54.7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3436" calcext:value-type="float">
            <text:p>53.93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73984" calcext:value-type="float">
            <text:p>53.9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33776" calcext:value-type="float">
            <text:p>53.83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71776" calcext:value-type="float">
            <text:p>53.07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96288" calcext:value-type="float">
            <text:p>52.5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5432" calcext:value-type="float">
            <text:p>52.6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8468" calcext:value-type="float">
            <text:p>52.68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78584" calcext:value-type="float">
            <text:p>52.6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31568" calcext:value-type="float">
            <text:p>52.9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17496" calcext:value-type="float">
            <text:p>53.1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15616" calcext:value-type="float">
            <text:p>53.3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56992" calcext:value-type="float">
            <text:p>53.65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392" calcext:value-type="float">
            <text:p>54.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0304" calcext:value-type="float">
            <text:p>54.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14904" calcext:value-type="float">
            <text:p>53.71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81376" calcext:value-type="float">
            <text:p>53.6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878" calcext:value-type="float">
            <text:p>54.7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37024" calcext:value-type="float">
            <text:p>55.4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07384" calcext:value-type="float">
            <text:p>54.50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39744" calcext:value-type="float">
            <text:p>54.3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43832" calcext:value-type="float">
            <text:p>55.0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56864" calcext:value-type="float">
            <text:p>54.15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02384" calcext:value-type="float">
            <text:p>52.60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25016" calcext:value-type="float">
            <text:p>52.3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8216" calcext:value-type="float">
            <text:p>51.25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6984" calcext:value-type="float">
            <text:p>51.3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70992" calcext:value-type="float">
            <text:p>51.3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5584" calcext:value-type="float">
            <text:p>51.5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57504" calcext:value-type="float">
            <text:p>51.6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8088" calcext:value-type="float">
            <text:p>51.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8816" calcext:value-type="float">
            <text:p>52.2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52576" calcext:value-type="float">
            <text:p>51.85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5192" calcext:value-type="float">
            <text:p>50.6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9744" calcext:value-type="float">
            <text:p>50.5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3168" calcext:value-type="float">
            <text:p>50.4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0704" calcext:value-type="float">
            <text:p>50.5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444" calcext:value-type="float">
            <text:p>50.7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13464" calcext:value-type="float">
            <text:p>49.8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95888" calcext:value-type="float">
            <text:p>49.3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59312" calcext:value-type="float">
            <text:p>49.3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5784" calcext:value-type="float">
            <text:p>49.3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1024" calcext:value-type="float">
            <text:p>49.3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252" calcext:value-type="float">
            <text:p>49.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5304" calcext:value-type="float">
            <text:p>49.2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49584" calcext:value-type="float">
            <text:p>49.2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64824" calcext:value-type="float">
            <text:p>49.2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04448" calcext:value-type="float">
            <text:p>49.3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87328" calcext:value-type="float">
            <text:p>49.4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6848" calcext:value-type="float">
            <text:p>49.4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44784" calcext:value-type="float">
            <text:p>48.9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12424" calcext:value-type="float">
            <text:p>49.1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1424" calcext:value-type="float">
            <text:p>48.7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55808" calcext:value-type="float">
            <text:p>48.7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69168" calcext:value-type="float">
            <text:p>48.9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37392" calcext:value-type="float">
            <text:p>49.2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52888" calcext:value-type="float">
            <text:p>48.2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01584" calcext:value-type="float">
            <text:p>46.2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58456" calcext:value-type="float">
            <text:p>45.5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31152" calcext:value-type="float">
            <text:p>45.0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94704" calcext:value-type="float">
            <text:p>44.4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52744" calcext:value-type="float">
            <text:p>44.0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36208" calcext:value-type="float">
            <text:p>44.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92112" calcext:value-type="float">
            <text:p>45.0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58784" calcext:value-type="float">
            <text:p>46.6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4692" calcext:value-type="float">
            <text:p>47.7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9008" calcext:value-type="float">
            <text:p>47.6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78696" calcext:value-type="float">
            <text:p>47.4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0784" calcext:value-type="float">
            <text:p>47.4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8968" calcext:value-type="float">
            <text:p>47.3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08592" calcext:value-type="float">
            <text:p>47.4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3664" calcext:value-type="float">
            <text:p>47.6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8492" calcext:value-type="float">
            <text:p>46.9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33104" calcext:value-type="float">
            <text:p>46.9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65464" calcext:value-type="float">
            <text:p>46.7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31936" calcext:value-type="float">
            <text:p>46.7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65592" calcext:value-type="float">
            <text:p>46.2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052" calcext:value-type="float">
            <text:p>46.0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78496" calcext:value-type="float">
            <text:p>45.8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3048" calcext:value-type="float">
            <text:p>45.7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61504" calcext:value-type="float">
            <text:p>45.5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6264" calcext:value-type="float">
            <text:p>45.5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8936" calcext:value-type="float">
            <text:p>45.5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13904" calcext:value-type="float">
            <text:p>45.7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03464" calcext:value-type="float">
            <text:p>46.0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24672" calcext:value-type="float">
            <text:p>46.5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67088" calcext:value-type="float">
            <text:p>47.5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4216" calcext:value-type="float">
            <text:p>49.7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09248" calcext:value-type="float">
            <text:p>49.6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32464" calcext:value-type="float">
            <text:p>49.4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60608" calcext:value-type="float">
            <text:p>49.0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11256" calcext:value-type="float">
            <text:p>48.9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4032" calcext:value-type="float">
            <text:p>71.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205328" calcext:value-type="float">
            <text:p>79.2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36944" calcext:value-type="float">
            <text:p>70.0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93816" calcext:value-type="float">
            <text:p>69.3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29608" calcext:value-type="float">
            <text:p>67.7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41216" calcext:value-type="float">
            <text:p>67.6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208" calcext:value-type="float">
            <text:p>58.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6232" calcext:value-type="float">
            <text:p>59.0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1888" calcext:value-type="float">
            <text:p>59.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1912" calcext:value-type="float">
            <text:p>62.54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35488" calcext:value-type="float">
            <text:p>61.4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1136" calcext:value-type="float">
            <text:p>59.3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2144" calcext:value-type="float">
            <text:p>62.1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17256" calcext:value-type="float">
            <text:p>58.8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4456" calcext:value-type="float">
            <text:p>59.2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609712" calcext:value-type="float">
            <text:p>71.6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2736" calcext:value-type="float">
            <text:p>68.3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0156" calcext:value-type="float">
            <text:p>58.20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44416" calcext:value-type="float">
            <text:p>55.1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4752" calcext:value-type="float">
            <text:p>50.9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3044" calcext:value-type="float">
            <text:p>45.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21296" calcext:value-type="float">
            <text:p>45.4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32904" calcext:value-type="float">
            <text:p>45.3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1672" calcext:value-type="float">
            <text:p>45.3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82128" calcext:value-type="float">
            <text:p>45.9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8012" calcext:value-type="float">
            <text:p>46.6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07424" calcext:value-type="float">
            <text:p>47.2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93424" calcext:value-type="float">
            <text:p>49.4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75776" calcext:value-type="float">
            <text:p>46.9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28504" calcext:value-type="float">
            <text:p>48.2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488" calcext:value-type="float">
            <text:p>47.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6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4088" calcext:value-type="float">
            <text:p>42.6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6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6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5508" calcext:value-type="float">
            <text:p>44.4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36048" calcext:value-type="float">
            <text:p>35.43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704" calcext:value-type="float">
            <text:p>33.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3896" calcext:value-type="float">
            <text:p>43.3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5408" calcext:value-type="float">
            <text:p>60.7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23624" calcext:value-type="float">
            <text:p>62.5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55088" calcext:value-type="float">
            <text:p>65.8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6728" calcext:value-type="float">
            <text:p>63.7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38224" calcext:value-type="float">
            <text:p>65.0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37584" calcext:value-type="float">
            <text:p>67.5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60544" calcext:value-type="float">
            <text:p>68.3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4368" calcext:value-type="float">
            <text:p>67.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6372" calcext:value-type="float">
            <text:p>67.8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3616" calcext:value-type="float">
            <text:p>68.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28568" calcext:value-type="float">
            <text:p>67.02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70984" calcext:value-type="float">
            <text:p>68.0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65816" calcext:value-type="float">
            <text:p>73.9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17688" calcext:value-type="float">
            <text:p>71.4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285344" calcext:value-type="float">
            <text:p>76.2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15824" calcext:value-type="float">
            <text:p>76.3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4676" calcext:value-type="float">
            <text:p>76.9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60816" calcext:value-type="float">
            <text:p>72.06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88" calcext:value-type="float">
            <text:p>70.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53592" calcext:value-type="float">
            <text:p>64.5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056" calcext:value-type="float">
            <text:p>65.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418" calcext:value-type="float">
            <text:p>67.7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92192" calcext:value-type="float">
            <text:p>68.5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97832" calcext:value-type="float">
            <text:p>67.99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81312" calcext:value-type="float">
            <text:p>72.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8984" calcext:value-type="float">
            <text:p>63.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82448" calcext:value-type="float">
            <text:p>63.78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33952" calcext:value-type="float">
            <text:p>67.4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8796" calcext:value-type="float">
            <text:p>63.68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37696" calcext:value-type="float">
            <text:p>62.3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0384" calcext:value-type="float">
            <text:p>63.2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602" calcext:value-type="float">
            <text:p>62.5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4828" calcext:value-type="float">
            <text:p>66.2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58568" calcext:value-type="float">
            <text:p>78.4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12152" calcext:value-type="float">
            <text:p>73.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42016" calcext:value-type="float">
            <text:p>74.0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5156" calcext:value-type="float">
            <text:p>77.2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22984" calcext:value-type="float">
            <text:p>65.0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85224" calcext:value-type="float">
            <text:p>60.0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12984" calcext:value-type="float">
            <text:p>61.21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88344" calcext:value-type="float">
            <text:p>62.1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08056" calcext:value-type="float">
            <text:p>61.4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84512" calcext:value-type="float">
            <text:p>60.4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2232" calcext:value-type="float">
            <text:p>61.2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1664" calcext:value-type="float">
            <text:p>62.0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13256" calcext:value-type="float">
            <text:p>64.9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812672" calcext:value-type="float">
            <text:p>64.8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3496" calcext:value-type="float">
            <text:p>63.02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69088" calcext:value-type="float">
            <text:p>63.56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94" calcext:value-type="float">
            <text:p>66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48992" calcext:value-type="float">
            <text:p>65.8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804214</text:p>
          </table:table-cell>
          <table:table-cell office:value-type="string" calcext:value-type="string">
            <text:p>201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6936" calcext:value-type="float">
            <text:p>67.6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68" meta:object-count="0"/>
    <meta:user-defined meta:name="AppVersion">3.0</meta:user-defined>
  </office:meta>
</office:document-meta>
</file>